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entury Schoolbook" officeooo:rsid="001632a2" officeooo:paragraph-rsid="001632a2"/>
    </style:style>
    <style:style style:name="P2" style:family="paragraph" style:parent-style-name="Standard">
      <style:text-properties style:font-name="Century Schoolbook" officeooo:rsid="001801dc" officeooo:paragraph-rsid="001801dc"/>
    </style:style>
    <style:style style:name="P3" style:family="paragraph" style:parent-style-name="Standard">
      <style:text-properties style:font-name="Century Schoolbook" officeooo:rsid="001801dc" officeooo:paragraph-rsid="001a2c64"/>
    </style:style>
    <style:style style:name="P4" style:family="paragraph" style:parent-style-name="Standard">
      <style:text-properties style:font-name="Century Schoolbook" officeooo:rsid="001871c5" officeooo:paragraph-rsid="001871c5"/>
    </style:style>
    <style:style style:name="P5" style:family="paragraph" style:parent-style-name="Standard">
      <style:text-properties style:font-name="Century Schoolbook" officeooo:rsid="001871c5" officeooo:paragraph-rsid="001c7867"/>
    </style:style>
    <style:style style:name="P6" style:family="paragraph" style:parent-style-name="Standard">
      <style:text-properties style:font-name="Century Schoolbook" fo:font-style="normal" officeooo:rsid="001871c5" officeooo:paragraph-rsid="001871c5" style:font-style-asian="normal" style:font-style-complex="normal"/>
    </style:style>
    <style:style style:name="P7" style:family="paragraph" style:parent-style-name="Standard">
      <style:text-properties style:font-name="Century Schoolbook" officeooo:rsid="0018e2dd" officeooo:paragraph-rsid="0018e2dd"/>
    </style:style>
    <style:style style:name="P8" style:family="paragraph" style:parent-style-name="Standard">
      <style:text-properties style:font-name="Century Schoolbook" officeooo:rsid="0018e2dd" officeooo:paragraph-rsid="001801dc"/>
    </style:style>
    <style:style style:name="P9" style:family="paragraph" style:parent-style-name="Standard">
      <style:text-properties style:font-name="Century Schoolbook" officeooo:rsid="0018e2dd" officeooo:paragraph-rsid="001c7867"/>
    </style:style>
    <style:style style:name="P10" style:family="paragraph" style:parent-style-name="Standard">
      <style:text-properties style:font-name="Century Schoolbook" officeooo:rsid="001a2c64" officeooo:paragraph-rsid="001a2c64"/>
    </style:style>
    <style:style style:name="P11" style:family="paragraph" style:parent-style-name="Standard">
      <style:text-properties style:font-name="Century Schoolbook" officeooo:rsid="001c7867" officeooo:paragraph-rsid="001c7867"/>
    </style:style>
    <style:style style:name="P12" style:family="paragraph" style:parent-style-name="Standard">
      <style:text-properties style:font-name="Century Schoolbook" officeooo:rsid="00250aac" officeooo:paragraph-rsid="00250aac"/>
    </style:style>
    <style:style style:name="P13" style:family="paragraph" style:parent-style-name="Standard">
      <style:text-properties style:font-name="Century Schoolbook" officeooo:rsid="00250aac" officeooo:paragraph-rsid="0042a4c7"/>
    </style:style>
    <style:style style:name="P14" style:family="paragraph" style:parent-style-name="Standard">
      <style:text-properties style:font-name="Century Schoolbook" officeooo:rsid="00343fc1" officeooo:paragraph-rsid="00343fc1"/>
    </style:style>
    <style:style style:name="P15" style:family="paragraph" style:parent-style-name="Standard">
      <style:text-properties style:font-name="Century Schoolbook" officeooo:rsid="005424d8" officeooo:paragraph-rsid="005424d8"/>
    </style:style>
    <style:style style:name="P16" style:family="paragraph" style:parent-style-name="Standard">
      <style:text-properties style:font-name="Century Schoolbook" officeooo:rsid="005ec9d5" officeooo:paragraph-rsid="005ec9d5"/>
    </style:style>
    <style:style style:name="P17" style:family="paragraph" style:parent-style-name="Standard">
      <style:text-properties style:font-name="Century Schoolbook" officeooo:rsid="006470ea" officeooo:paragraph-rsid="006470ea"/>
    </style:style>
    <style:style style:name="P18" style:family="paragraph" style:parent-style-name="Standard">
      <style:text-properties style:font-name="Century Schoolbook" officeooo:rsid="008b5038" officeooo:paragraph-rsid="008b5038"/>
    </style:style>
    <style:style style:name="T1" style:family="text">
      <style:text-properties fo:font-style="italic" style:font-style-asian="italic" style:font-style-complex="italic"/>
    </style:style>
    <style:style style:name="T2" style:family="text">
      <style:text-properties fo:font-style="italic" officeooo:rsid="0018e2dd" style:font-style-asian="italic" style:font-style-complex="italic"/>
    </style:style>
    <style:style style:name="T3" style:family="text">
      <style:text-properties fo:font-style="italic" officeooo:rsid="001bc28a" style:font-style-asian="italic" style:font-style-complex="italic"/>
    </style:style>
    <style:style style:name="T4" style:family="text">
      <style:text-properties fo:font-style="italic" officeooo:rsid="001c7867" style:font-style-asian="italic" style:font-style-complex="italic"/>
    </style:style>
    <style:style style:name="T5" style:family="text">
      <style:text-properties fo:font-style="italic" officeooo:rsid="0026cdd6" style:font-style-asian="italic" style:font-style-complex="italic"/>
    </style:style>
    <style:style style:name="T6" style:family="text">
      <style:text-properties fo:font-style="italic" officeooo:rsid="0028d776" style:font-style-asian="italic" style:font-style-complex="italic"/>
    </style:style>
    <style:style style:name="T7" style:family="text">
      <style:text-properties fo:font-style="italic" officeooo:rsid="003f8396" style:font-style-asian="italic" style:font-style-complex="italic"/>
    </style:style>
    <style:style style:name="T8" style:family="text">
      <style:text-properties fo:font-style="italic" officeooo:rsid="00501a8e" style:font-style-asian="italic" style:font-style-complex="italic"/>
    </style:style>
    <style:style style:name="T9" style:family="text">
      <style:text-properties fo:font-style="italic" officeooo:rsid="005544a6" style:font-style-asian="italic" style:font-style-complex="italic"/>
    </style:style>
    <style:style style:name="T10" style:family="text">
      <style:text-properties fo:font-style="italic" officeooo:rsid="005ac24d" style:font-style-asian="italic" style:font-style-complex="italic"/>
    </style:style>
    <style:style style:name="T11" style:family="text">
      <style:text-properties fo:font-style="italic" officeooo:rsid="0067ac8b" style:font-style-asian="italic" style:font-style-complex="italic"/>
    </style:style>
    <style:style style:name="T12" style:family="text">
      <style:text-properties fo:font-style="italic" officeooo:rsid="006e1f64" style:font-style-asian="italic" style:font-style-complex="italic"/>
    </style:style>
    <style:style style:name="T13" style:family="text">
      <style:text-properties fo:font-style="italic" officeooo:rsid="008514ab"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18e2dd" style:font-style-asian="normal" style:font-style-complex="normal"/>
    </style:style>
    <style:style style:name="T16" style:family="text">
      <style:text-properties fo:font-style="normal" officeooo:rsid="001bc28a" style:font-style-asian="normal" style:font-style-complex="normal"/>
    </style:style>
    <style:style style:name="T17" style:family="text">
      <style:text-properties fo:font-style="normal" officeooo:rsid="001c7867" style:font-style-asian="normal" style:font-style-complex="normal"/>
    </style:style>
    <style:style style:name="T18" style:family="text">
      <style:text-properties fo:font-style="normal" officeooo:rsid="001e001a" style:font-style-asian="normal" style:font-style-complex="normal"/>
    </style:style>
    <style:style style:name="T19" style:family="text">
      <style:text-properties fo:font-style="normal" officeooo:rsid="001f8cbc" style:font-style-asian="normal" style:font-style-complex="normal"/>
    </style:style>
    <style:style style:name="T20" style:family="text">
      <style:text-properties fo:font-style="normal" officeooo:rsid="002026eb" style:font-style-asian="normal" style:font-style-complex="normal"/>
    </style:style>
    <style:style style:name="T21" style:family="text">
      <style:text-properties fo:font-style="normal" officeooo:rsid="0021788c" style:font-style-asian="normal" style:font-style-complex="normal"/>
    </style:style>
    <style:style style:name="T22" style:family="text">
      <style:text-properties fo:font-style="normal" officeooo:rsid="00269736" style:font-style-asian="normal" style:font-style-complex="normal"/>
    </style:style>
    <style:style style:name="T23" style:family="text">
      <style:text-properties fo:font-style="normal" officeooo:rsid="0026cdd6" style:font-style-asian="normal" style:font-style-complex="normal"/>
    </style:style>
    <style:style style:name="T24" style:family="text">
      <style:text-properties fo:font-style="normal" officeooo:rsid="0026d6d0" style:font-style-asian="normal" style:font-style-complex="normal"/>
    </style:style>
    <style:style style:name="T25" style:family="text">
      <style:text-properties fo:font-style="normal" officeooo:rsid="0028d776" style:font-style-asian="normal" style:font-style-complex="normal"/>
    </style:style>
    <style:style style:name="T26" style:family="text">
      <style:text-properties fo:font-style="normal" officeooo:rsid="002a9c6d" style:font-style-asian="normal" style:font-style-complex="normal"/>
    </style:style>
    <style:style style:name="T27" style:family="text">
      <style:text-properties fo:font-style="normal" officeooo:rsid="002bf99d" style:font-style-asian="normal" style:font-style-complex="normal"/>
    </style:style>
    <style:style style:name="T28" style:family="text">
      <style:text-properties fo:font-style="normal" officeooo:rsid="002d1e62" style:font-style-asian="normal" style:font-style-complex="normal"/>
    </style:style>
    <style:style style:name="T29" style:family="text">
      <style:text-properties fo:font-style="normal" officeooo:rsid="002f172d" style:font-style-asian="normal" style:font-style-complex="normal"/>
    </style:style>
    <style:style style:name="T30" style:family="text">
      <style:text-properties fo:font-style="normal" officeooo:rsid="0030a79f" style:font-style-asian="normal" style:font-style-complex="normal"/>
    </style:style>
    <style:style style:name="T31" style:family="text">
      <style:text-properties fo:font-style="normal" officeooo:rsid="00319fe2" style:font-style-asian="normal" style:font-style-complex="normal"/>
    </style:style>
    <style:style style:name="T32" style:family="text">
      <style:text-properties fo:font-style="normal" officeooo:rsid="0032949e" style:font-style-asian="normal" style:font-style-complex="normal"/>
    </style:style>
    <style:style style:name="T33" style:family="text">
      <style:text-properties fo:font-style="normal" officeooo:rsid="0033f635" style:font-style-asian="normal" style:font-style-complex="normal"/>
    </style:style>
    <style:style style:name="T34" style:family="text">
      <style:text-properties fo:font-style="normal" officeooo:rsid="0034892c" style:font-style-asian="normal" style:font-style-complex="normal"/>
    </style:style>
    <style:style style:name="T35" style:family="text">
      <style:text-properties fo:font-style="normal" officeooo:rsid="00349717" style:font-style-asian="normal" style:font-style-complex="normal"/>
    </style:style>
    <style:style style:name="T36" style:family="text">
      <style:text-properties fo:font-style="normal" officeooo:rsid="0035a95b" style:font-style-asian="normal" style:font-style-complex="normal"/>
    </style:style>
    <style:style style:name="T37" style:family="text">
      <style:text-properties fo:font-style="normal" officeooo:rsid="0035cd3d" style:font-style-asian="normal" style:font-style-complex="normal"/>
    </style:style>
    <style:style style:name="T38" style:family="text">
      <style:text-properties fo:font-style="normal" officeooo:rsid="00364fac" style:font-style-asian="normal" style:font-style-complex="normal"/>
    </style:style>
    <style:style style:name="T39" style:family="text">
      <style:text-properties fo:font-style="normal" officeooo:rsid="0037889f" style:font-style-asian="normal" style:font-style-complex="normal"/>
    </style:style>
    <style:style style:name="T40" style:family="text">
      <style:text-properties fo:font-style="normal" officeooo:rsid="003941bf" style:font-style-asian="normal" style:font-style-complex="normal"/>
    </style:style>
    <style:style style:name="T41" style:family="text">
      <style:text-properties fo:font-style="normal" officeooo:rsid="0039c003" style:font-style-asian="normal" style:font-style-complex="normal"/>
    </style:style>
    <style:style style:name="T42" style:family="text">
      <style:text-properties fo:font-style="normal" officeooo:rsid="003b3628" style:font-style-asian="normal" style:font-style-complex="normal"/>
    </style:style>
    <style:style style:name="T43" style:family="text">
      <style:text-properties fo:font-style="normal" officeooo:rsid="003e5127" style:font-style-asian="normal" style:font-style-complex="normal"/>
    </style:style>
    <style:style style:name="T44" style:family="text">
      <style:text-properties fo:font-style="normal" officeooo:rsid="003f2a54" style:font-style-asian="normal" style:font-style-complex="normal"/>
    </style:style>
    <style:style style:name="T45" style:family="text">
      <style:text-properties fo:font-style="normal" officeooo:rsid="003f3911" style:font-style-asian="normal" style:font-style-complex="normal"/>
    </style:style>
    <style:style style:name="T46" style:family="text">
      <style:text-properties fo:font-style="normal" officeooo:rsid="003f8396" style:font-style-asian="normal" style:font-style-complex="normal"/>
    </style:style>
    <style:style style:name="T47" style:family="text">
      <style:text-properties fo:font-style="normal" officeooo:rsid="004103b8" style:font-style-asian="normal" style:font-style-complex="normal"/>
    </style:style>
    <style:style style:name="T48" style:family="text">
      <style:text-properties fo:font-style="normal" officeooo:rsid="0042a4c7" style:font-style-asian="normal" style:font-style-complex="normal"/>
    </style:style>
    <style:style style:name="T49" style:family="text">
      <style:text-properties fo:font-style="normal" officeooo:rsid="00438ad3" style:font-style-asian="normal" style:font-style-complex="normal"/>
    </style:style>
    <style:style style:name="T50" style:family="text">
      <style:text-properties fo:font-style="normal" officeooo:rsid="00440674" style:font-style-asian="normal" style:font-style-complex="normal"/>
    </style:style>
    <style:style style:name="T51" style:family="text">
      <style:text-properties fo:font-style="normal" officeooo:rsid="00476109" style:font-style-asian="normal" style:font-style-complex="normal"/>
    </style:style>
    <style:style style:name="T52" style:family="text">
      <style:text-properties fo:font-style="normal" officeooo:rsid="0049cf82" style:font-style-asian="normal" style:font-style-complex="normal"/>
    </style:style>
    <style:style style:name="T53" style:family="text">
      <style:text-properties fo:font-style="normal" officeooo:rsid="004bc61f" style:font-style-asian="normal" style:font-style-complex="normal"/>
    </style:style>
    <style:style style:name="T54" style:family="text">
      <style:text-properties fo:font-style="normal" officeooo:rsid="004ca1ec" style:font-style-asian="normal" style:font-style-complex="normal"/>
    </style:style>
    <style:style style:name="T55" style:family="text">
      <style:text-properties fo:font-style="normal" officeooo:rsid="004cffa5" style:font-style-asian="normal" style:font-style-complex="normal"/>
    </style:style>
    <style:style style:name="T56" style:family="text">
      <style:text-properties fo:font-style="normal" officeooo:rsid="004e4895" style:font-style-asian="normal" style:font-style-complex="normal"/>
    </style:style>
    <style:style style:name="T57" style:family="text">
      <style:text-properties fo:font-style="normal" officeooo:rsid="00500954" style:font-style-asian="normal" style:font-style-complex="normal"/>
    </style:style>
    <style:style style:name="T58" style:family="text">
      <style:text-properties fo:font-style="normal" officeooo:rsid="00501a8e" style:font-style-asian="normal" style:font-style-complex="normal"/>
    </style:style>
    <style:style style:name="T59" style:family="text">
      <style:text-properties fo:font-style="normal" officeooo:rsid="005274e9" style:font-style-asian="normal" style:font-style-complex="normal"/>
    </style:style>
    <style:style style:name="T60" style:family="text">
      <style:text-properties fo:font-style="normal" officeooo:rsid="005544a6" style:font-style-asian="normal" style:font-style-complex="normal"/>
    </style:style>
    <style:style style:name="T61" style:family="text">
      <style:text-properties fo:font-style="normal" officeooo:rsid="00573b28" style:font-style-asian="normal" style:font-style-complex="normal"/>
    </style:style>
    <style:style style:name="T62" style:family="text">
      <style:text-properties fo:font-style="normal" officeooo:rsid="0058b2a2" style:font-style-asian="normal" style:font-style-complex="normal"/>
    </style:style>
    <style:style style:name="T63" style:family="text">
      <style:text-properties fo:font-style="normal" officeooo:rsid="00593213" style:font-style-asian="normal" style:font-style-complex="normal"/>
    </style:style>
    <style:style style:name="T64" style:family="text">
      <style:text-properties fo:font-style="normal" officeooo:rsid="005ac24d" style:font-style-asian="normal" style:font-style-complex="normal"/>
    </style:style>
    <style:style style:name="T65" style:family="text">
      <style:text-properties fo:font-style="normal" officeooo:rsid="005b8f63" style:font-style-asian="normal" style:font-style-complex="normal"/>
    </style:style>
    <style:style style:name="T66" style:family="text">
      <style:text-properties fo:font-style="normal" officeooo:rsid="005ba3ce" style:font-style-asian="normal" style:font-style-complex="normal"/>
    </style:style>
    <style:style style:name="T67" style:family="text">
      <style:text-properties fo:font-style="normal" officeooo:rsid="005d0a7f" style:font-style-asian="normal" style:font-style-complex="normal"/>
    </style:style>
    <style:style style:name="T68" style:family="text">
      <style:text-properties fo:font-style="normal" officeooo:rsid="005e2507" style:font-style-asian="normal" style:font-style-complex="normal"/>
    </style:style>
    <style:style style:name="T69" style:family="text">
      <style:text-properties fo:font-style="normal" officeooo:rsid="005ffdcd" style:font-style-asian="normal" style:font-style-complex="normal"/>
    </style:style>
    <style:style style:name="T70" style:family="text">
      <style:text-properties fo:font-style="normal" officeooo:rsid="00612c9c" style:font-style-asian="normal" style:font-style-complex="normal"/>
    </style:style>
    <style:style style:name="T71" style:family="text">
      <style:text-properties fo:font-style="normal" officeooo:rsid="0065c81a" style:font-style-asian="normal" style:font-style-complex="normal"/>
    </style:style>
    <style:style style:name="T72" style:family="text">
      <style:text-properties fo:font-style="normal" officeooo:rsid="0067ac1c" style:font-style-asian="normal" style:font-style-complex="normal"/>
    </style:style>
    <style:style style:name="T73" style:family="text">
      <style:text-properties fo:font-style="normal" officeooo:rsid="0067ac8b" style:font-style-asian="normal" style:font-style-complex="normal"/>
    </style:style>
    <style:style style:name="T74" style:family="text">
      <style:text-properties fo:font-style="normal" officeooo:rsid="0068feac" style:font-style-asian="normal" style:font-style-complex="normal"/>
    </style:style>
    <style:style style:name="T75" style:family="text">
      <style:text-properties fo:font-style="normal" officeooo:rsid="006abac6" style:font-style-asian="normal" style:font-style-complex="normal"/>
    </style:style>
    <style:style style:name="T76" style:family="text">
      <style:text-properties fo:font-style="normal" officeooo:rsid="006c235b" style:font-style-asian="normal" style:font-style-complex="normal"/>
    </style:style>
    <style:style style:name="T77" style:family="text">
      <style:text-properties fo:font-style="normal" officeooo:rsid="006e1f64" style:font-style-asian="normal" style:font-style-complex="normal"/>
    </style:style>
    <style:style style:name="T78" style:family="text">
      <style:text-properties fo:font-style="normal" officeooo:rsid="006fb912" style:font-style-asian="normal" style:font-style-complex="normal"/>
    </style:style>
    <style:style style:name="T79" style:family="text">
      <style:text-properties fo:font-style="normal" officeooo:rsid="00719795" style:font-style-asian="normal" style:font-style-complex="normal"/>
    </style:style>
    <style:style style:name="T80" style:family="text">
      <style:text-properties fo:font-style="normal" officeooo:rsid="0071b759" style:font-style-asian="normal" style:font-style-complex="normal"/>
    </style:style>
    <style:style style:name="T81" style:family="text">
      <style:text-properties fo:font-style="normal" officeooo:rsid="007269d5" style:font-style-asian="normal" style:font-style-complex="normal"/>
    </style:style>
    <style:style style:name="T82" style:family="text">
      <style:text-properties fo:font-style="normal" officeooo:rsid="007363b6" style:font-style-asian="normal" style:font-style-complex="normal"/>
    </style:style>
    <style:style style:name="T83" style:family="text">
      <style:text-properties fo:font-style="normal" officeooo:rsid="0073f0bb" style:font-style-asian="normal" style:font-style-complex="normal"/>
    </style:style>
    <style:style style:name="T84" style:family="text">
      <style:text-properties fo:font-style="normal" officeooo:rsid="007472c8" style:font-style-asian="normal" style:font-style-complex="normal"/>
    </style:style>
    <style:style style:name="T85" style:family="text">
      <style:text-properties fo:font-style="normal" officeooo:rsid="0074a5a3" style:font-style-asian="normal" style:font-style-complex="normal"/>
    </style:style>
    <style:style style:name="T86" style:family="text">
      <style:text-properties fo:font-style="normal" officeooo:rsid="00752611" style:font-style-asian="normal" style:font-style-complex="normal"/>
    </style:style>
    <style:style style:name="T87" style:family="text">
      <style:text-properties fo:font-style="normal" officeooo:rsid="00766507" style:font-style-asian="normal" style:font-style-complex="normal"/>
    </style:style>
    <style:style style:name="T88" style:family="text">
      <style:text-properties fo:font-style="normal" officeooo:rsid="007667fa" style:font-style-asian="normal" style:font-style-complex="normal"/>
    </style:style>
    <style:style style:name="T89" style:family="text">
      <style:text-properties fo:font-style="normal" officeooo:rsid="00770471" style:font-style-asian="normal" style:font-style-complex="normal"/>
    </style:style>
    <style:style style:name="T90" style:family="text">
      <style:text-properties fo:font-style="normal" officeooo:rsid="0077759b" style:font-style-asian="normal" style:font-style-complex="normal"/>
    </style:style>
    <style:style style:name="T91" style:family="text">
      <style:text-properties fo:font-style="normal" officeooo:rsid="00780290" style:font-style-asian="normal" style:font-style-complex="normal"/>
    </style:style>
    <style:style style:name="T92" style:family="text">
      <style:text-properties fo:font-style="normal" officeooo:rsid="0079f24a" style:font-style-asian="normal" style:font-style-complex="normal"/>
    </style:style>
    <style:style style:name="T93" style:family="text">
      <style:text-properties fo:font-style="normal" officeooo:rsid="007bfe3b" style:font-style-asian="normal" style:font-style-complex="normal"/>
    </style:style>
    <style:style style:name="T94" style:family="text">
      <style:text-properties fo:font-style="normal" officeooo:rsid="007c00f7" style:font-style-asian="normal" style:font-style-complex="normal"/>
    </style:style>
    <style:style style:name="T95" style:family="text">
      <style:text-properties fo:font-style="normal" officeooo:rsid="007d7aba" style:font-style-asian="normal" style:font-style-complex="normal"/>
    </style:style>
    <style:style style:name="T96" style:family="text">
      <style:text-properties fo:font-style="normal" officeooo:rsid="007e0c93" style:font-style-asian="normal" style:font-style-complex="normal"/>
    </style:style>
    <style:style style:name="T97" style:family="text">
      <style:text-properties fo:font-style="normal" officeooo:rsid="007fc82d" style:font-style-asian="normal" style:font-style-complex="normal"/>
    </style:style>
    <style:style style:name="T98" style:family="text">
      <style:text-properties fo:font-style="normal" officeooo:rsid="00806033" style:font-style-asian="normal" style:font-style-complex="normal"/>
    </style:style>
    <style:style style:name="T99" style:family="text">
      <style:text-properties fo:font-style="normal" officeooo:rsid="00808cc9" style:font-style-asian="normal" style:font-style-complex="normal"/>
    </style:style>
    <style:style style:name="T100" style:family="text">
      <style:text-properties fo:font-style="normal" officeooo:rsid="008198dd" style:font-style-asian="normal" style:font-style-complex="normal"/>
    </style:style>
    <style:style style:name="T101" style:family="text">
      <style:text-properties fo:font-style="normal" officeooo:rsid="0082cb30" style:font-style-asian="normal" style:font-style-complex="normal"/>
    </style:style>
    <style:style style:name="T102" style:family="text">
      <style:text-properties fo:font-style="normal" officeooo:rsid="00849fd2" style:font-style-asian="normal" style:font-style-complex="normal"/>
    </style:style>
    <style:style style:name="T103" style:family="text">
      <style:text-properties fo:font-style="normal" officeooo:rsid="0084efb4" style:font-style-asian="normal" style:font-style-complex="normal"/>
    </style:style>
    <style:style style:name="T104" style:family="text">
      <style:text-properties fo:font-style="normal" officeooo:rsid="008514ab" style:font-style-asian="normal" style:font-style-complex="normal"/>
    </style:style>
    <style:style style:name="T105" style:family="text">
      <style:text-properties fo:font-style="normal" officeooo:rsid="00870b6c" style:font-style-asian="normal" style:font-style-complex="normal"/>
    </style:style>
    <style:style style:name="T106" style:family="text">
      <style:text-properties fo:font-style="normal" officeooo:rsid="00877842" style:font-style-asian="normal" style:font-style-complex="normal"/>
    </style:style>
    <style:style style:name="T107" style:family="text">
      <style:text-properties fo:font-style="normal" officeooo:rsid="00880847" style:font-style-asian="normal" style:font-style-complex="normal"/>
    </style:style>
    <style:style style:name="T108" style:family="text">
      <style:text-properties fo:font-style="normal" officeooo:rsid="0089b49d" style:font-style-asian="normal" style:font-style-complex="normal"/>
    </style:style>
    <style:style style:name="T109" style:family="text">
      <style:text-properties fo:font-style="normal" officeooo:rsid="008c33bb" style:font-style-asian="normal" style:font-style-complex="normal"/>
    </style:style>
    <style:style style:name="T110" style:family="text">
      <style:text-properties fo:font-style="normal" officeooo:rsid="008d677a" style:font-style-asian="normal" style:font-style-complex="normal"/>
    </style:style>
    <style:style style:name="T111" style:family="text">
      <style:text-properties fo:font-weight="bold"/>
    </style:style>
    <style:style style:name="T112" style:family="text">
      <style:text-properties officeooo:rsid="005544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w, in the Simple Systems post, I argued that if we think in reverse, we will build simpler systems. Let's see how that actually works in practice. How can we decompose a high-level abstraction into lower-level abstractions, recursively, until we arrive at a <text:span text:style-name="T1">model</text:span> of our system that we carve into runnable source code? </text:p>
      <text:p text:style-name="P1"/>
      <text:p text:style-name="P1">I don't believe that there is a set of general rules that we can use to mechanically split abstractions into this way. It's an intuitive thing. The key is that we need to divide reality at the joints. What does all this mean, really? Walking through an example with BallWorld will make it more clear. </text:p>
      <text:p text:style-name="P1"/>
      <text:p text:style-name="P15">&lt;&lt;Actually, as my thoughts have evolved below, <text:span text:style-name="T112">we're now like Dante accompanying Virgil down the circles of hell. It will take a while before we actually get down to the level of talking about </text:span><text:span text:style-name="T60">what we refer to as </text:span><text:span text:style-name="T9">code</text:span><text:span text:style-name="T60">. Hilariously, all code is pretty low in the circles of hell, but some code is much lower than other code. </text:span><text:span text:style-name="T61">But in any case, </text:span><text:span text:style-name="T62">I'll introduce BallWorld just to have a concrete example of what I'm talking about, but the Clojure vs. Java battle must be deferred. I need to take thinking in reverse to its extremes, </text:span><text:span text:style-name="T63">and to have this serve as a soft derivation of Clojure (Here “soft” doesn't have negative connotations. Lots of lovely things in this world are soft instead of hard. </text:span><text:span text:style-name="T10">Soft</text:span><text:span text:style-name="T64"> is meaning not perfectly rigorous, which often—but not always—is a good thing. It's higher lambda, but we lack the perfect certainty of proof and its mechanical understanding. </text:span><text:span text:style-name="T66">In exchange, </text:span><text:span text:style-name="T67">we don't have to spend so much effort decrypting a proof to try to figure out what the point actually was all along. </text:span><text:span text:style-name="T65">)</text:span></text:p>
      <text:p text:style-name="P1"/>
      <text:p text:style-name="P7">Quote on Grothendieck</text:p>
      <text:p text:style-name="P1">– There are, of course, times when it <text:span text:style-name="T111">does</text:span> pay to examine the inner workings of things. <text:a xlink:type="simple" xlink:href="http://en.wikipedia.org/wiki/Jean-Pierre_Serre">Jean-Pierre Serre</text:a>, another titan of modern mathematics with whom Grothendieck had an intimate working relationship, was often, in Grothendieck’s words “the yang to my yin”. If there was a nut to be opened, Grothendieck suggested, Serre would find just the right spot to insert a chisel, he’d strike hard and deftly, and if necessary, he’d repeat the process until the nut cracked open. Grothendieck, by contrast, preferred to immerse the nut in the ocean and let time pass. “The shell becomes more flexible through weeks and months — when the time is ripe, hand pressure is enough.” –</text:p>
      <text:p text:style-name="P1"/>
      <text:p text:style-name="P10">(It seems like the Grothendieckian way of thinking leads to asymptotic success. To solve simple one-off problems, either proving a simple theorem or writing a simple script, we don't need to think that deep. But to explore deep into the nature of a branch of mathematics, or to write software either for a huge system or that is indended as an extendable, minimally-leaky platform, we need to do the real mind-work up front. It's real work, and at the same time much more fun than the tedium of “programmer as plumber”: fixing one leak only to find that doing so somehow caused fourteen other leaks to burst open across the network of pipes. --What makes this leakiness happen this way? I argue that leaks (i.e., bugs), are the result of a mismatch between what the machine is doing and what we want to happen at the boundaries. The more we choose to think in reverse from the boundaries, the more we minimalize incidental complexity, the more we can stop pouring oil on the ground while we run around with matches.)</text:p>
      <text:p text:style-name="P1"/>
      <text:p text:style-name="P2"><text:soft-page-break/>To <text:span text:style-name="T1">really</text:span><text:span text:style-name="T14"> think in reverse is to begin with the </text:span><text:span text:style-name="T1">true</text:span><text:span text:style-name="T14"> boundary behavior at the Graphics </text:span><text:span text:style-name="T15">and Buttons </text:span><text:span text:style-name="T14">level. </text:span><text:span text:style-name="T68">&lt;&lt;Actually, no. I've since decided that higher-lambda &amp; sincerity to the boundary principle requires that we go even higher than that.&gt;&gt; </text:span><text:span text:style-name="T15">Otherwise we are not sincere in working backward, completely and totally. The big goal is to put lots of mental effort in up front. To bathe the mind in the nature of the problem until we can move within the mental space as though we were swimming through water, not through syrup. </text:span></text:p>
      <text:p text:style-name="P8"><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9"><text:span text:style-name="T14">(Actually, and even more abstract version of this is “Yeah, we've got an interactive movie where balls move and bounce the way they're supposed to, and you can click buttons to change what the balls do. The buttons let you add a ball, remove all the balls, pause/unpause the simulation, and toggle whether or not the balls curve, collide, and flash random colors.” To this most high-level spec, </text:span><text:span text:style-name="T17">I can show you some slices of reality and you can give it a thumbs-up or thumbs-down. I can hand you a beer and ask, “Does staring at the ice cold beer in your hand count as BallWorld?” You should use the hand not holding the beer to make a thumbs-down sign. <text:s/></text:span></text:p>
      <text:p text:style-name="P9"><text:span text:style-name="T17">[[[[Is this getting way too meta? Well—if I </text:span><text:span text:style-name="T4">am </text:span><text:span text:style-name="T17">going to get this meta, I need to make sure that all of this doesn't just seem way too intellectual. Elaborate mental dances that may or may not entertain me won't be serving the </text:span><text:span text:style-name="T4">reader</text:span><text:span text:style-name="T17">. I need to persuade him why my way of thinking is useful. For the hyper-zoom-out meta attacks, I need to at least make them funny. I need to execute them with grace, and also to show that I don't take myself too seriously. But anyway: The point I'm trying to get at with the beer is that we can “partition” reality into configurations that win and lose, in terms of solving the inverse problem. It naturally is a fuzzy boundary. Some things might be </text:span><text:span text:style-name="T4">almost</text:span><text:span text:style-name="T17"> BallWorld, but not quite. Other things may be technically BallWorld, but nevertheless may feel somehow inadequate.]]]]]</text:span></text:p>
      <text:p text:style-name="P11"><text:span text:style-name="T14"><text:tab/>You could also go to a rave, have somebody wave flashing lights at you. Depending on what drugs you've taken, if someone asks “Is this BallWorld?”, you </text:span><text:span text:style-name="T18">m</text:span><text:span text:style-name="T21">ight</text:span><text:span text:style-name="T18"> say “yes”. </text:span></text:p>
      <text:p text:style-name="P4"><text:span text:style-name="T14">***)</text:span></text:p>
      <text:p text:style-name="P4"><text:span text:style-name="T14"/></text:p>
      <text:p text:style-name="P14"><text:span text:style-name="T14">&lt;&lt;Hofstadter's picture of the A's inserted. </text:span><text:span text:style-name="T38">Or, maybe after the next paragraph</text:span><text:span text:style-name="T14">&gt;&gt; “LetterWorld”, imagining we had dials of human emotions we could toggle and the system would respond with some beautiful “A” </text:span><text:span text:style-name="T34">that met just the right combinations of human feeling. </text:span><text:span text:style-name="T35">Wouldn't that be amazing! </text:span><text:span text:style-name="T36">But </text:span><text:span text:style-name="T37">compared to the magical technology that we would need to pull that off, we're still living in the stone age. </text:span></text:p>
      <text:p text:style-name="P4"><text:span text:style-name="T14"/></text:p>
      <text:p text:style-name="P12"><text:span text:style-name="T14">Now, we have an idea of what BallWorld is supposed to be. It's a fuzzy boundary separating things that are and are not BallWorld, </text:span><text:span text:style-name="T22">but most people will come to similar conclusions about what </text:span><text:span text:style-name="T49">satisfies the boundary constraints</text:span><text:span text:style-name="T22">. </text:span><text:span text:style-name="T23">Thus, the knowledge of what is and is not BallWorld </text:span><text:span text:style-name="T5">exists in the universe</text:span><text:span text:style-name="T23">. It's in our brains. </text:span><text:span text:style-name="T24">In the ultimate </text:span><text:soft-page-break/><text:span text:style-name="T24">programming language, </text:span><text:span text:style-name="T25">in </text:span><text:span text:style-name="T6">lambda</text:span><text:span text:style-name="T25"> so far </text:span><text:span text:style-name="T6">up</text:span><text:span text:style-name="T25"> that we've left Earth and are soaring through the stars, </text:span><text:span text:style-name="T26">I will express my thoughts about BallWorld to the oracl</text:span><text:span text:style-name="T31">e—to </text:span><text:span text:style-name="T26">the artilec</text:span><text:span text:style-name="T31">t—a</text:span><text:span text:style-name="T27">nd it </text:span><text:span text:style-name="T50">will make it</text:span><text:span text:style-name="T27"> be so. </text:span><text:span text:style-name="T28">Here is a world with technology so advanced that men are like gods, </text:span><text:span text:style-name="T29">chanelling our abstractions into the world wit</text:span><text:span text:style-name="T33">h</text:span><text:span text:style-name="T30"> resistance </text:span><text:span text:style-name="T32">so small that we cannot even detect it</text:span><text:span text:style-name="T30">. </text:span></text:p>
      <text:p text:style-name="P13"><text:span text:style-name="T30"><text:tab/></text:span><text:span text:style-name="T39">It's some enticing futurology, </text:span><text:span text:style-name="T40">worth hours of discussion in itself, </text:span><text:span text:style-name="T41">but I'll leave the point there. I brought it </text:span><text:span text:style-name="T42">up </text:span><text:span text:style-name="T45">to give </text:span><text:span text:style-name="T43">us an upper bound </text:span><text:span text:style-name="T44">on the smoothness of technology creation, </text:span><text:span text:style-name="T46">and to illustrate the </text:span><text:span text:style-name="T48">telos (http://en.wikipedia.org/wiki/Telos_%28philosophy%29)</text:span><text:span text:style-name="T46"> of </text:span><text:span text:style-name="T7">lambda-up</text:span><text:span text:style-name="T47">.</text:span></text:p>
      <text:p text:style-name="P13"><text:span text:style-name="T47"><text:tab/></text:span><text:span text:style-name="T51">There is another reason for bringing up this very zoomed-out perspective. It gives us </text:span><text:span text:style-name="T53">some perspectives </text:span><text:span text:style-name="T54">on the next big step in the process of engineering. </text:span><text:span text:style-name="T55">Building the spec. </text:span><text:span text:style-name="T56">Once we </text:span><text:span text:style-name="T57">start thinking about the spec, we have already descended to a lower-level of abstraction. </text:span><text:span text:style-name="T58">It is </text:span><text:span text:style-name="T8">relatively</text:span><text:span text:style-name="T58"> high, compared to the low-ness of source code, </text:span><text:span text:style-name="T59">but we can tell that writing the spec entails losing some information. </text:span></text:p>
      <text:p text:style-name="P16"><text:span text:style-name="T14"><text:tab/>To see why, consider the literal genie (</text:span><text:a xlink:type="simple" xlink:href="http://tvtropes.org/pmwiki/pmwiki.php/Main/LiteralGenie"><text:span text:style-name="T14">http://tvtropes.org/pmwiki/pmwiki.php/Main/LiteralGenie</text:span></text:a><text:span text:style-name="T14">).</text:span></text:p>
      <text:p text:style-name="P16"><text:span text:style-name="T14">&lt;&lt;could also be good to include the fun chick magnet picture from the TV Tropes page&gt;&gt;</text:span></text:p>
      <text:p text:style-name="P16"><text:span text:style-name="T14"/></text:p>
      <text:p text:style-name="P16"><text:span text:style-name="T14">*</text:span><text:span text:style-name="T69">Wait, in this discussion, have we begun to talk about </text:span><text:span text:style-name="T70">computers yet, or are we still in the abstract theory of making systems in general?*</text:span></text:p>
      <text:p text:style-name="P16"><text:span text:style-name="T70"/></text:p>
      <text:p text:style-name="P17"><text:span text:style-name="T70">W</text:span><text:span text:style-name="T14">e cannot talk to the artilect, </text:span><text:span text:style-name="T71">but we can talk to the literal genie. </text:span><text:span text:style-name="T72">And this is precisely what we're doing when we're writing a spec. </text:span><text:span text:style-name="T73">The spec necessarily </text:span><text:span text:style-name="T11">encrypts</text:span><text:span text:style-name="T73"> the original intention of what the system is supposed to do. </text:span><text:span text:style-name="T75">We can actually think about “spec-language” as a thing in itself. </text:span><text:span text:style-name="T76">It's there on the spectrum of language, somewhere between Java and Pure Abstraction of the Mind. </text:span><text:span text:style-name="T77">(Java &lt; Clojure &lt; Spec-language &lt; PAM, in the </text:span><text:span text:style-name="T12">lambda </text:span><text:span text:style-name="T77">ordering, haha). </text:span><text:span text:style-name="T78">(And ohhhh yeah, we can think of the artilect as an interpreter for PAM!!! </text:span><text:span text:style-name="T79">Similarly, we can think of an engineering team as an interpreter for Spec-language.</text:span><text:span text:style-name="T78">)</text:span><text:span text:style-name="T74"> </text:span><text:span text:style-name="T81">It is also possible to have bugs at the spec-level. </text:span><text:span text:style-name="T82">If this happens, </text:span><text:span text:style-name="T84">then </text:span><text:span text:style-name="T83">even a system that perfectly obeys the spec won't be doing what it's supposed to do. </text:span></text:p>
      <text:p text:style-name="P16"><text:span text:style-name="T70"/></text:p>
      <text:p text:style-name="P16"><text:span text:style-name="T70"/></text:p>
      <text:p text:style-name="P16"><text:span text:style-name="T70"/></text:p>
      <text:p text:style-name="P4"><text:span text:style-name="T14"/></text:p>
      <text:p text:style-name="P4"><text:span text:style-name="T14"><text:s/></text:span></text:p>
      <text:p text:style-name="P5"><text:span text:style-name="T19">W</text:span><text:span text:style-name="T14">e have a rectangular </text:span><text:span text:style-name="T2">universal screen</text:span><text:span text:style-name="T14"> in which we </text:span><text:span text:style-name="T15">embed</text:span><text:span text:style-name="T14"> a </text:span><text:span text:style-name="T1">simulation</text:span><text:span text:style-name="T14"> </text:span><text:span text:style-name="T1">panel</text:span><text:span text:style-name="T14"> and </text:span><text:span text:style-name="T15">above it </text:span><text:span text:style-name="T14">a </text:span><text:span text:style-name="T1">meta-panel</text:span><text:span text:style-name="T14">. </text:span><text:span text:style-name="T15">A </text:span><text:span text:style-name="T2">ball</text:span><text:span text:style-name="T14"> in the simulation panel appear</text:span><text:span text:style-name="T110">s</text:span><text:span text:style-name="T14"> to move and bounce, </text:span><text:span text:style-name="T15">in continuous time,</text:span><text:span text:style-name="T14"> according to </text:span><text:span text:style-name="T15">the laws of classical mechanics</text:span><text:span text:style-name="T14">. A button click triggers an event (</text:span><text:span text:style-name="T15">i.e., one of the following: adding a ball, removing all the balls, pausing/unpausing the simulation or toggling a special behavior</text:span><text:span text:style-name="T14">) that appears to </text:span><text:span text:style-name="T15">happen</text:span><text:span text:style-name="T14"> instantaneously. </text:span><text:span text:style-name="T15">The universal screen is </text:span><text:span text:style-name="T80">also </text:span><text:span text:style-name="T15">elastic, meaning that it can be continuously resized, which in turn drags with it the size of the simulation panel </text:span><text:span text:style-name="T80">holding the balls</text:span><text:span text:style-name="T15">. </text:span></text:p>
      <text:p text:style-name="P5"><text:span text:style-name="T15"><text:tab/></text:span><text:span text:style-name="T85">At this level of spec</text:span><text:span text:style-name="T86">king, </text:span><text:span text:style-name="T87">the glowing-puck-air-hockey </text:span><text:span text:style-name="T88">solution still holds. </text:span><text:span text:style-name="T89">As we think more seriously about implementing BallWorld, we hit a fork in the road. </text:span><text:span text:style-name="T90">We could try to </text:span><text:span text:style-name="T91">engineer some actual thing </text:span><text:span text:style-name="T92">that you could hold in front of you. </text:span><text:span text:style-name="T93">But there are major drawbacks. </text:span><text:span text:style-name="T94">We have to manually engineer things ourselves, we have to wait for </text:span><text:soft-page-break/><text:span text:style-name="T94">shipments of raw supplies, </text:span><text:span text:style-name="T95">we'd have to set up a factory to mass-produce the BallWorld gizmo... ugh. </text:span><text:span text:style-name="T96">The advantages of doing this in a computer are enormous. </text:span><text:span text:style-name="T97">It should be clear that a modern computer with a GUI </text:span><text:span text:style-name="T98">is certainly able to run </text:span><text:span text:style-name="T102">a</text:span><text:span text:style-name="T99"> simulation </text:span><text:span text:style-name="T100">that will satisfy the BallWorld constraints. </text:span><text:span text:style-name="T101">The trick is that now we need to tell the computational mill what to do, and it will only do exactly what we tell it. </text:span><text:span text:style-name="T103">And if we do it in a computer, </text:span><text:span text:style-name="T104">then we can write </text:span><text:span text:style-name="T13">code</text:span><text:span text:style-name="T104"> for it, we can put the code up on GitHub, we can version-control it, </text:span><text:span text:style-name="T105">we can let everyone on the planet use it in an instant, etc. </text:span><text:span text:style-name="T106">The advantages are awesome. So now we're going </text:span><text:span text:style-name="T107">to dig deeper into our specking with the assumption that </text:span><text:span text:style-name="T108">we'll now be dealing with a computing machine. </text:span></text:p>
      <text:p text:style-name="P5"><text:span text:style-name="T108"/></text:p>
      <text:p text:style-name="P18"><text:span text:style-name="T108">S</text:span><text:span text:style-name="T14">o, we want a </text:span><text:span text:style-name="T1">frame</text:span><text:span text:style-name="T14"> to hold the universal screen, and in it two </text:span><text:span text:style-name="T1">panels</text:span><text:span text:style-name="T14"> for the simulation and meta- panels. </text:span><text:span text:style-name="T109">(Now we also discretize time, taking care of the “appear” assumptions in the higher spec). </text:span></text:p>
      <text:p text:style-name="P5"><text:span text:style-name="T15"/></text:p>
      <text:p text:style-name="P5"><text:span text:style-name="T15"/></text:p>
      <text:p text:style-name="P5"><text:span text:style-name="T14"/></text:p>
      <text:p text:style-name="P2"><text:span text:style-name="T14"/></text:p>
      <text:p text:style-name="P2"><text:span text:style-name="T14"/></text:p>
      <text:p text:style-name="P10"><text:span text:style-name="T14">(*** Another thing worth considering is how we could implement the </text:span><text:span text:style-name="T1">idea</text:span><text:span text:style-name="T14"> behind BallWorld, that is, make it real, without doing it in a computer. Say, having color-flashing pucks </text:span><text:span text:style-name="T16">bounce around like on an air hockey table. Each of them have little chips that respond to a remote control that you hold in your hand with the buttons on it. We can imagine fun stuff, like say when the balls don't collide, there are </text:span><text:span text:style-name="T3">n</text:span><text:span text:style-name="T16"> different glass air-hockey tables stacked on top of each other. Entering collison mode means having the balls extend their grippers to stop, then levitating (they're magnetized), then being sucked to the bottom plate where then they're given a pulse that returns them to their original velocities that they saved before they stopped. </text:span></text:p>
      <text:p text:style-name="P10"><text:span text:style-name="T16"><text:tab/>One thing to notice here is the absurdity of turning on collision mode when balls are currently overlapping! In the pure physical case, it doesn't make sense. One could argue that it ought to be undefined behavior. But, that makes it less fun. Maybe if we didn't use real physical pucks, we could make the simulation do the “right thing” even in the silly case of turning on collision when objects overlap. </text:span></text:p>
      <text:p text:style-name="P10"><text:span text:style-name="T16"><text:tab/>Bringing up the glowing air hockey pucks had a point though—it's part of an insistence on playing with the nature of the problem as the first thing to do. (</text:span><text:span text:style-name="T19">If you think writing a UML diagram is the responsible first thing to do, </text:span><text:span text:style-name="T52">that it's the best way to</text:span><text:span text:style-name="T20"> really think at the abstract level, </text:span><text:span text:style-name="T19">then I'm going to have to smack you.</text:span><text:span text:style-name="T16">)</text:span></text:p>
      <text:p text:style-name="P3"><text:span text:style-name="T14"/></text:p>
      <text:p text:style-name="P2"><text:span text:style-name="T14"/></text:p>
      <text:p text:style-name="P2">Let's start with time. BallWorld is a simulation that unfolds over time. At each moment in time, the system has state and meta-state. The state is the position, velocity, radius and color of each of the balls currently in the simulation. The meta-state is whether or not we have activated the collision, color-shifting and curving modes. </text:p>
      <text:p text:style-name="P2"/>
      <text:p text:style-name="P2">In BallWorld, time is discrete. We can imagine the simulation beginning at time 0 and running forever, and thus the set of valid times is the non-negative integers. So we can think of BallWorld as a mapping from <text:span text:style-name="T1">Time</text:span><text:span text:style-name="T14"> → </text:span><text:span text:style-name="T1">BallStateVector. </text:span></text:p>
      <text:p text:style-name="P6"><text:soft-page-break/>(But wait... we also have user inputs coming in at R+\Z+. Should this be in the formal definition?)</text:p>
      <text:p text:style-name="P6"/>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1" svg:font-family="'Lucida Sans'" style:font-family-generic="swiss"/>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0T16:01:52.268045000</meta:creation-date>
    <dc:date>2015-02-20T18:20:44.506852000</dc:date>
    <meta:editing-duration>PT2H13M12S</meta:editing-duration>
    <meta:editing-cycles>117</meta:editing-cycles>
    <meta:generator>LibreOffice/4.1.0.4$MacOSX_x86 LibreOffice_project/89ea49ddacd9aa532507cbf852f2bb22b1ace28</meta:generator>
    <meta:document-statistic meta:table-count="0" meta:image-count="0" meta:object-count="0" meta:page-count="5" meta:paragraph-count="29" meta:word-count="2173" meta:character-count="12435" meta:non-whitespace-character-count="10269"/>
  </office:meta>
</office:document-meta>
</file>